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5C39BAEF.png" manifest:media-type="image/png"/>
  <manifest:file-entry manifest:full-path="Pictures/100000000000031A00000253D1D2414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3.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pr1" style:family="presentation" style:parent-style-name="lyt-aqua-subtitle">
      <style:graphic-properties draw:fill-color="#ffffff" fo:min-height="18.6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notes">
      <style:graphic-properties draw:fill-color="#ffffff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draw:frame presentation:style-name="pr1" draw:layer="layout" svg:width="24.639cm" svg:height="18.6cm" svg:x="1.4cm" svg:y="1.4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>Projet ABDR</text:span></text:p>
            <text:p/>
            <text:p/>
            <text:p/>
            <text:p/>
            <text:p/>
            <text:p><text:span text:style-name="T2">Bellacicco Denis</text:span></text:p>
            <text:p><text:span text:style-name="T2">Simonet Lucas</text:span></text:p>
            <text:p/>
            <text:p><text:span text:style-name="T3">2013/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>
        <draw:frame draw:style-name="gr2" draw:layer="layout" svg:width="22.6cm" svg:height="13.6cm" svg:x="2.971cm" svg:y="3.336cm">
          <draw:text-box>
            <text:p><text:span text:style-name="T4">Sommaire</text:span></text:p>
            <text:p><text:span text:style-name="T4"/></text:p>
            <text:p><text:span text:style-name="T4"/></text:p>
            <text:p><text:span text:style-name="T5">- Introduction</text:span></text:p>
            <text:p><text:span text:style-name="T5">- Objectifs</text:span></text:p>
            <text:p><text:span text:style-name="T5">- Architecture</text:span></text:p>
            <text:p><text:span text:style-name="T5">- Migration</text:span></text:p>
            <text:p><text:span text:style-name="T5">- Surchage</text:span></text:p>
            <text:p><text:span text:style-name="T5">- Conclus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>
        <draw:frame draw:style-name="gr3" draw:layer="layout" svg:width="23.4cm" svg:height="12.11cm" svg:x="2.2cm" svg:y="3.4cm">
          <draw:text-box>
            <text:p><text:span text:style-name="T4">Introduction </text:span>:</text:p>
            <text:p/>
            <text:p/>
            <text:p><text:span text:style-name="T5">- KVStore : système de clé/valeur</text:span></text:p>
            <text:p><text:span text:style-name="T5"><text:tab/></text:span><text:span text:style-name="T5">- Plus performant</text:span></text:p>
            <text:p><text:span text:style-name="T5"><text:tab/></text:span><text:span text:style-name="T5">- Plus simple</text:span></text:p>
            <text:p><text:span text:style-name="T5"><text:tab/></text:span><text:span text:style-name="T5">- Adapté aux systèmes répartis</text:span></text:p>
            <text:p><text:span text:style-name="T5">- Transactions :</text:span></text:p>
            <text:p><text:span text:style-name="T5"><text:tab/></text:span><text:span text:style-name="T5">- Plus rapides</text:span></text:p>
            <text:p><text:span text:style-name="T5"><text:tab/></text:span><text:span text:style-name="T5">- Plus peti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>
        <draw:frame draw:style-name="gr3" draw:text-style-name="P1" draw:layer="layout" svg:width="22.4cm" svg:height="8.465cm" svg:x="3cm" svg:y="3.401cm">
          <draw:text-box>
            <text:p text:style-name="P1"><text:span text:style-name="T4">Objectifs :</text:span></text:p>
            <text:p text:style-name="P1"><text:span text:style-name="T4"/></text:p>
            <text:p text:style-name="P1"><text:span text:style-name="T5">- Système Réparti</text:span></text:p>
            <text:p text:style-name="P1"><text:span text:style-name="T5">- Plusieurs clients</text:span></text:p>
            <text:p text:style-name="P1"><text:span text:style-name="T5">- Cohérence des données</text:span></text:p>
            <text:p text:style-name="P1"><text:span text:style-name="T5">- Migrations des donné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>
        <draw:frame draw:style-name="gr3" draw:text-style-name="P1" draw:layer="layout" svg:width="20.4cm" svg:height="1.826cm" svg:x="3.4cm" svg:y="3.8cm">
          <draw:text-box>
            <text:p text:style-name="P1"><text:span text:style-name="T4">Architecture :</text:span></text:p>
          </draw:text-box>
        </draw:frame>
        <draw:custom-shape draw:style-name="gr4" draw:text-style-name="P2" draw:layer="layout" svg:width="3.8cm" svg:height="2.2cm" svg:x="3.8cm" svg:y="1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8cm" svg:height="1.2cm" svg:x="12.2cm" svg:y="1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cm" svg:height="2.2cm" svg:x="12.2cm" svg:y="1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8cm" svg:height="1.2cm" svg:x="21cm" svg:y="1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cm" svg:height="2.2cm" svg:x="21cm" svg:y="1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8cm" svg:height="1.2cm" svg:x="3.8cm" svg:y="18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6cm" svg:height="2cm" svg:x="11.4cm" svg:y="12.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2" draw:layer="layout" svg:width="3.6cm" svg:height="3.4cm" svg:x="4.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3.6cm" svg:height="3.4cm" svg:x="12.2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3.6cm" svg:height="3.4cm" svg:x="21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7.2cm" svg:y1="9.8cm" svg:x2="14.2cm" svg:y2="12.4cm">
          <text:p/>
        </draw:line>
        <draw:line draw:style-name="gr9" draw:text-style-name="P2" draw:layer="layout" svg:x1="14cm" svg:y1="10.2cm" svg:x2="14.2cm" svg:y2="12.4cm">
          <text:p/>
        </draw:line>
        <draw:line draw:style-name="gr9" draw:text-style-name="P2" draw:layer="layout" svg:x1="22.4cm" svg:y1="9.8cm" svg:x2="14.2cm" svg:y2="12.4cm">
          <text:p/>
        </draw:line>
        <draw:line draw:style-name="gr9" draw:text-style-name="P2" draw:layer="layout" svg:x1="14.2cm" svg:y1="14.4cm" svg:x2="6cm" svg:y2="15.8cm">
          <text:p/>
        </draw:line>
        <draw:line draw:style-name="gr9" draw:text-style-name="P2" draw:layer="layout" svg:x1="14.2cm" svg:y1="14.4cm" svg:x2="14.2cm" svg:y2="15.8cm">
          <text:p/>
        </draw:line>
        <draw:line draw:style-name="gr9" draw:text-style-name="P2" draw:layer="layout" svg:x1="14.2cm" svg:y1="14.4cm" svg:x2="23cm" svg:y2="15.8cm">
          <text:p/>
        </draw:line>
        <draw:frame draw:style-name="gr3" draw:layer="layout" svg:width="2.2cm" svg:height="0.962cm" svg:x="13cm" svg:y="8.038cm">
          <draw:text-box>
            <text:p>Client</text:p>
          </draw:text-box>
        </draw:frame>
        <draw:frame draw:style-name="gr3" draw:layer="layout" svg:width="2.2cm" svg:height="0.962cm" svg:x="4.8cm" svg:y="8.238cm">
          <draw:text-box>
            <text:p>Client</text:p>
          </draw:text-box>
        </draw:frame>
        <draw:frame draw:style-name="gr3" draw:layer="layout" svg:width="2.2cm" svg:height="0.962cm" svg:x="22.6cm" svg:y="8cm">
          <draw:text-box>
            <text:p>Client</text:p>
          </draw:text-box>
        </draw:frame>
        <draw:frame draw:style-name="gr10" draw:layer="layout" svg:width="3.2cm" svg:height="0.962cm" svg:x="21.4cm" svg:y="16.4cm">
          <draw:text-box>
            <text:p>Serveur</text:p>
          </draw:text-box>
        </draw:frame>
        <draw:frame draw:style-name="gr3" draw:layer="layout" svg:width="3.2cm" svg:height="0.962cm" svg:x="12.6cm" svg:y="13.038cm">
          <draw:text-box>
            <text:p>Gateway</text:p>
          </draw:text-box>
        </draw:frame>
        <draw:frame draw:style-name="gr3" draw:layer="layout" svg:width="3.2cm" svg:height="0.962cm" svg:x="4.2cm" svg:y="16.4cm">
          <draw:text-box>
            <text:p>Serveur</text:p>
          </draw:text-box>
        </draw:frame>
        <draw:frame draw:style-name="gr3" draw:layer="layout" svg:width="3.2cm" svg:height="0.962cm" svg:x="12.6cm" svg:y="16.438cm">
          <draw:text-box>
            <text:p>Serveur</text:p>
          </draw:text-box>
        </draw:frame>
        <draw:frame draw:style-name="gr3" draw:layer="layout" svg:width="3.2cm" svg:height="0.962cm" svg:x="12.6cm" svg:y="18.438cm">
          <draw:text-box>
            <text:p>KVStore</text:p>
          </draw:text-box>
        </draw:frame>
        <draw:frame draw:style-name="gr3" draw:layer="layout" svg:width="3.2cm" svg:height="0.962cm" svg:x="21.4cm" svg:y="18.6cm">
          <draw:text-box>
            <text:p>KVStore</text:p>
          </draw:text-box>
        </draw:frame>
        <draw:frame draw:style-name="gr3" draw:layer="layout" svg:width="3.2cm" svg:height="0.962cm" svg:x="4.2cm" svg:y="18.6cm">
          <draw:text-box>
            <text:p>KVStor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>
        <draw:frame draw:style-name="gr3" draw:text-style-name="P1" draw:layer="layout" svg:width="21cm" svg:height="7.199cm" svg:x="3.6cm" svg:y="3.2cm">
          <draw:text-box>
            <text:p text:style-name="P1"><text:span text:style-name="T4">Migration</text:span></text:p>
            <text:p text:style-name="P1"><text:span text:style-name="T4"/></text:p>
            <text:p text:style-name="P1"><text:span text:style-name="T5">- Ordonnée par le Gateway</text:span></text:p>
            <text:p text:style-name="P1"><text:span text:style-name="T5">- Copie du profil concerné</text:span></text:p>
            <text:p text:style-name="P1"><text:span text:style-name="T5">- Suppression sur l'ancien KVSto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>
        <draw:frame draw:style-name="gr3" draw:text-style-name="P1" draw:layer="layout" svg:width="21cm" svg:height="7.199cm" svg:x="3.6cm" svg:y="3.2cm">
          <draw:text-box>
            <text:p text:style-name="P1"><text:span text:style-name="T4">Migration</text:span></text:p>
            <text:p text:style-name="P1"><text:span text:style-name="T4"/></text:p>
            <text:p text:style-name="P1"><text:span text:style-name="T5">- Ordonnée par le Gateway</text:span></text:p>
            <text:p text:style-name="P1"><text:span text:style-name="T5">- Copie du profil concerné</text:span></text:p>
            <text:p text:style-name="P1"><text:span text:style-name="T5">- Suppression sur l'ancien KVSto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>
        <draw:frame draw:style-name="gr3" draw:text-style-name="P1" draw:layer="layout" svg:width="20.2cm" svg:height="8.465cm" svg:x="4cm" svg:y="3.269cm">
          <draw:text-box>
            <text:p text:style-name="P1"><text:span text:style-name="T4">Surcharge</text:span></text:p>
            <text:p text:style-name="P1"><text:span text:style-name="T4"/></text:p>
            <text:p text:style-name="P1"><text:span text:style-name="T5">- Taille : K1.size &gt; K2.size * 2</text:span></text:p>
            <text:p text:style-name="P1"><text:span text:style-name="T5"><text:tab/></text:span><text:span text:style-name="T5"><text:tab/></text:span><text:span text:style-name="T5"><text:tab/></text:span><text:span text:style-name="T5">Et P.size + K2.size &lt; K1.size</text:span></text:p>
            <text:p text:style-name="P1"><text:span text:style-name="T5">- Décidé par le Gateway</text:span></text:p>
            <text:p text:style-name="P1"><text:span text:style-name="T5">- Utilisation d'un serveu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>
        <draw:frame draw:style-name="gr3" draw:text-style-name="P1" draw:layer="layout" svg:width="21cm" svg:height="7.199cm" svg:x="4cm" svg:y="4cm">
          <draw:text-box>
            <text:p text:style-name="P1"><text:span text:style-name="T4">Conclusion</text:span></text:p>
            <text:p text:style-name="P1"><text:span text:style-name="T4"/></text:p>
            <text:p text:style-name="P1"><text:span text:style-name="T5">- Cohérence des données</text:span></text:p>
            <text:p text:style-name="P1"><text:span text:style-name="T5">- Faible latence</text:span></text:p>
            <text:p text:style-name="P1"><text:span text:style-name="T5">- Bases de données répart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cas </meta:initial-creator>
    <meta:creation-date>2014-01-13T07:33:36</meta:creation-date>
    <dc:date>2014-01-13T08:44:10</dc:date>
    <dc:creator>Lucas </dc:creator>
    <meta:editing-duration>PT1H9M32S</meta:editing-duration>
    <meta:editing-cycles>24</meta:editing-cycles>
    <meta:generator>LibreOffice/3.5$Linux_X86_64 LibreOffice_project/350m1$Build-2</meta:generator>
    <meta:document-statistic meta:object-count="85"/>
  </office:meta>
</office:document-meta>
</file>